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pace" svg:font-family="Monopace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marker-end="Arrowheads_20_1" draw:fill="none"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0.7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fill="solid" draw:fill-color="#ddddd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onopace"/>
    </style:style>
    <style:style style:name="P3" style:family="paragraph">
      <style:paragraph-properties fo:text-align="center"/>
      <style:text-properties style:font-name="Monospace"/>
    </style:style>
    <style:style style:name="P4" style:family="paragraph">
      <style:text-properties style:font-name="Monospace"/>
    </style:style>
    <style:style style:name="T1" style:family="text">
      <style:text-properties style:font-name="Monopace"/>
    </style:style>
    <style:style style:name="T2" style:family="text">
      <style:text-properties style:font-name="Monospa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22.59cm" svg:y="16.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23.098cm" svg:y="16.7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18.78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9.28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11.16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1.66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14.9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5.47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14.97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5.47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20.05cm" svg:y="16.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20.558cm" svg:y="16.7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" draw:text-style-name="P1" draw:layer="layout" svg:width="0.254cm" svg:height="0.254cm" svg:x="19.288cm" svg:y="16.7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" draw:text-style-name="P1" draw:layer="layout" svg:width="1.27cm" svg:height="1.27cm" svg:x="18.78cm" svg:y="16.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9.288cm" svg:y="16.7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16.24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6.74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" draw:text-style-name="P1" draw:layer="layout" svg:width="0.254cm" svg:height="0.254cm" svg:x="15.478cm" svg:y="12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" draw:text-style-name="P1" draw:layer="layout" svg:width="1.27cm" svg:height="1.27cm" svg:x="14.97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5.47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8.62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9.12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" draw:text-style-name="P1" draw:layer="layout" svg:width="0.254cm" svg:height="0.254cm" svg:x="7.858cm" svg:y="12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" draw:text-style-name="P1" draw:layer="layout" svg:width="1.27cm" svg:height="1.27cm" svg:x="7.35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7.85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12.43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2.93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" draw:text-style-name="P1" draw:layer="layout" svg:width="0.254cm" svg:height="0.254cm" svg:x="11.668cm" svg:y="2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" draw:text-style-name="P1" draw:layer="layout" svg:width="1.27cm" svg:height="1.27cm" svg:x="11.16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1.66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12.43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2.93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" draw:text-style-name="P1" draw:layer="layout" svg:width="0.254cm" svg:height="0.254cm" svg:x="11.668cm" svg:y="9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" draw:text-style-name="P1" draw:layer="layout" svg:width="1.27cm" svg:height="1.27cm" svg:x="11.16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1.66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8.62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9.12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" draw:text-style-name="P1" draw:layer="layout" svg:width="0.254cm" svg:height="0.254cm" svg:x="7.858cm" svg:y="9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" draw:text-style-name="P1" draw:layer="layout" svg:width="1.27cm" svg:height="1.27cm" svg:x="7.3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7.85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4.81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5.31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" draw:text-style-name="P1" draw:layer="layout" svg:width="0.254cm" svg:height="0.254cm" svg:x="4.048cm" svg:y="9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" draw:text-style-name="P1" draw:layer="layout" svg:width="1.27cm" svg:height="1.27cm" svg:x="3.54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4.04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8.62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9.12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4.81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5.31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" draw:text-style-name="P1" draw:layer="layout" svg:width="0.254cm" svg:height="0.254cm" svg:x="4.048cm" svg:y="2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2.27cm" svg:y1="2.905cm" svg:x2="3.54cm" svg:y2="2.905cm">
          <text:p/>
        </draw:line>
        <draw:custom-shape draw:style-name="gr4" draw:text-style-name="P2" draw:layer="layout" svg:width="1.27cm" svg:height="1.27cm" svg:x="3.54cm" svg:y="4.81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95cm" svg:y1="2.905cm" svg:x2="11.795cm" svg:y2="4.81cm">
          <text:p/>
        </draw:line>
        <draw:line draw:style-name="gr3" draw:text-style-name="P1" draw:layer="layout" svg:x1="15.605cm" svg:y1="2.905cm" svg:x2="15.605cm" svg:y2="4.81cm">
          <text:p/>
        </draw:line>
        <draw:line draw:style-name="gr3" draw:text-style-name="P1" draw:layer="layout" svg:x1="5.445cm" svg:y1="2.905cm" svg:x2="7.35cm" svg:y2="2.905cm">
          <text:p/>
        </draw:line>
        <draw:line draw:style-name="gr3" draw:text-style-name="P1" draw:layer="layout" svg:x1="9.255cm" svg:y1="2.905cm" svg:x2="11.16cm" svg:y2="2.905cm">
          <text:p/>
        </draw:line>
        <draw:line draw:style-name="gr3" draw:text-style-name="P1" draw:layer="layout" svg:x1="13.065cm" svg:y1="2.905cm" svg:x2="14.97cm" svg:y2="2.905cm">
          <text:p/>
        </draw:line>
        <draw:custom-shape draw:style-name="gr4" draw:text-style-name="P3" draw:layer="layout" svg:width="1.27cm" svg:height="1.27cm" svg:x="7.35cm" svg:y="4.81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16cm" svg:y="4.81cm">
          <text:p text:style-name="P3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4.97cm" svg:y="4.937cm"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931cm" svg:height="0.988cm" svg:x="7.991cm" svg:y="6.489cm">
          <draw:text-box>
            <text:p><text:span text:style-name="T2">(A B C D)</text:span></text:p>
          </draw:text-box>
        </draw:frame>
        <draw:g>
          <draw:custom-shape draw:style-name="gr1" draw:text-style-name="P1" draw:layer="layout" svg:width="1.27cm" svg:height="1.27cm" svg:x="7.35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7.85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1.16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1.66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2.43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2.93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4.97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5.47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6.24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6.748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24cm" svg:y1="9.89cm" svg:x2="17.51cm" svg:y2="8.62cm">
            <text:p/>
          </draw:line>
        </draw:g>
        <draw:g>
          <draw:custom-shape draw:style-name="gr6" draw:text-style-name="P1" draw:layer="layout" svg:width="1.27cm" svg:height="1.27cm" svg:x="3.54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4.04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1" draw:layer="layout" svg:x1="2.27cm" svg:y1="9.255cm" svg:x2="3.54cm" svg:y2="9.255cm">
          <text:p/>
        </draw:line>
        <draw:line draw:style-name="gr3" draw:text-style-name="P1" draw:layer="layout" svg:x1="4.175cm" svg:y1="9.255cm" svg:x2="4.175cm" svg:y2="11.16cm">
          <text:p/>
        </draw:line>
        <draw:custom-shape draw:style-name="gr4" draw:text-style-name="P2" draw:layer="layout" svg:width="1.27cm" svg:height="1.27cm" svg:x="3.54cm" svg:y="11.16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985cm" svg:y1="9.255cm" svg:x2="7.985cm" svg:y2="12.43cm">
          <text:p/>
        </draw:line>
        <draw:line draw:style-name="gr3" draw:text-style-name="P1" draw:layer="layout" svg:x1="11.795cm" svg:y1="9.255cm" svg:x2="11.795cm" svg:y2="11.16cm">
          <text:p/>
        </draw:line>
        <draw:line draw:style-name="gr3" draw:text-style-name="P1" draw:layer="layout" svg:x1="15.605cm" svg:y1="9.255cm" svg:x2="15.605cm" svg:y2="12.43cm">
          <text:p/>
        </draw:line>
        <draw:line draw:style-name="gr3" draw:text-style-name="P1" draw:layer="layout" svg:x1="5.445cm" svg:y1="9.255cm" svg:x2="7.35cm" svg:y2="9.255cm">
          <text:p/>
        </draw:line>
        <draw:line draw:style-name="gr3" draw:text-style-name="P1" draw:layer="layout" svg:x1="9.255cm" svg:y1="9.255cm" svg:x2="11.16cm" svg:y2="9.255cm">
          <text:p/>
        </draw:line>
        <draw:line draw:style-name="gr3" draw:text-style-name="P1" draw:layer="layout" svg:x1="13.065cm" svg:y1="9.255cm" svg:x2="14.97cm" svg:y2="9.255cm">
          <text:p/>
        </draw:line>
        <draw:custom-shape draw:style-name="gr4" draw:text-style-name="P3" draw:layer="layout" svg:width="1.27cm" svg:height="1.27cm" svg:x="11.16cm" svg:y="11.16cm"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.27cm" svg:height="1.27cm" svg:x="4.81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5.31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7.3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7.85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8.62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9.12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1.16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1.66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2.43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2.93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4.9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5.478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20.05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20.558cm" svg:y="12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0.05cm" svg:y1="13.7cm" svg:x2="21.32cm" svg:y2="12.43cm">
            <text:p/>
          </draw:line>
        </draw:g>
        <draw:g>
          <draw:custom-shape draw:style-name="gr6" draw:text-style-name="P1" draw:layer="layout" svg:width="1.27cm" svg:height="1.27cm" svg:x="7.35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7.85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1" draw:layer="layout" svg:x1="7.985cm" svg:y1="13.065cm" svg:x2="7.985cm" svg:y2="14.97cm">
          <text:p/>
        </draw:line>
        <draw:custom-shape draw:style-name="gr4" draw:text-style-name="P2" draw:layer="layout" svg:width="1.27cm" svg:height="1.27cm" svg:x="7.35cm" svg:y="14.97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95cm" svg:y1="13.065cm" svg:x2="11.795cm" svg:y2="14.97cm">
          <text:p/>
        </draw:line>
        <draw:line draw:style-name="gr3" draw:text-style-name="P1" draw:layer="layout" svg:x1="15.605cm" svg:y1="13.065cm" svg:x2="15.605cm" svg:y2="14.97cm">
          <text:p/>
        </draw:line>
        <draw:line draw:style-name="gr3" draw:text-style-name="P1" draw:layer="layout" svg:x1="19.415cm" svg:y1="13.065cm" svg:x2="19.415cm" svg:y2="16.24cm">
          <text:p/>
        </draw:line>
        <draw:line draw:style-name="gr3" draw:text-style-name="P1" draw:layer="layout" svg:x1="9.255cm" svg:y1="13.065cm" svg:x2="11.16cm" svg:y2="13.065cm">
          <text:p/>
        </draw:line>
        <draw:line draw:style-name="gr3" draw:text-style-name="P1" draw:layer="layout" svg:x1="16.875cm" svg:y1="13.065cm" svg:x2="18.78cm" svg:y2="13.065cm">
          <text:p/>
        </draw:line>
        <draw:custom-shape draw:style-name="gr4" draw:text-style-name="P3" draw:layer="layout" svg:width="1.27cm" svg:height="1.27cm" svg:x="11.16cm" svg:y="14.97cm">
          <text:p text:style-name="P3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4.97cm" svg:y="14.97cm">
          <text:p text:style-name="P3"><text:span text:style-name="T2">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.503cm" svg:height="0.988cm" svg:x="7.102cm" svg:y="17.03cm">
          <draw:text-box>
            <text:p><text:span text:style-name="T2">(A (B C) D (E (F G)))</text:span></text:p>
          </draw:text-box>
        </draw:frame>
        <draw:g>
          <draw:custom-shape draw:style-name="gr6" draw:text-style-name="P1" draw:layer="layout" svg:width="1.27cm" svg:height="1.27cm" svg:x="8.62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9.12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1.16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1.66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4.97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5.47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6.24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6.74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8.78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9.288cm" svg:y="12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23.86cm" svg:y="16.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24.368cm" svg:y="16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3.86cm" svg:y1="17.51cm" svg:x2="25.13cm" svg:y2="16.24cm">
            <text:p/>
          </draw:line>
        </draw:g>
        <draw:line draw:style-name="gr3" draw:text-style-name="P1" draw:layer="layout" svg:x1="19.415cm" svg:y1="16.875cm" svg:x2="19.415cm" svg:y2="18.78cm">
          <text:p/>
        </draw:line>
        <draw:line draw:style-name="gr3" draw:text-style-name="P1" draw:layer="layout" svg:x1="23.225cm" svg:y1="16.875cm" svg:x2="23.225cm" svg:y2="18.78cm">
          <text:p/>
        </draw:line>
        <draw:line draw:style-name="gr3" draw:text-style-name="P1" draw:layer="layout" svg:x1="20.685cm" svg:y1="16.875cm" svg:x2="22.59cm" svg:y2="16.875cm">
          <text:p/>
        </draw:line>
        <draw:custom-shape draw:style-name="gr4" draw:text-style-name="P3" draw:layer="layout" svg:width="1.27cm" svg:height="1.27cm" svg:x="18.78cm" svg:y="18.78cm">
          <text:p text:style-name="P3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2.59cm" svg:y="18.907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.27cm" svg:height="1.27cm" svg:x="18.78cm" svg:y="16.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9.288cm" svg:y="16.7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20.05cm" svg:y="16.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20.558cm" svg:y="16.7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22.59cm" svg:y="16.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23.098cm" svg:y="16.7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1.27cm" svg:height="1.27cm" svg:x="12.43cm" svg:y="12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12.938cm" svg:y="12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43cm" svg:y1="13.7cm" svg:x2="13.7cm" svg:y2="12.43cm">
            <text:p/>
          </draw:line>
        </draw:g>
        <draw:line draw:style-name="gr3" draw:text-style-name="P1" draw:layer="layout" svg:x1="7.985cm" svg:y1="2.905cm" svg:x2="7.985cm" svg:y2="4.81cm">
          <text:p/>
        </draw:line>
        <draw:g>
          <draw:custom-shape draw:style-name="gr1" draw:text-style-name="P1" draw:layer="layout" svg:width="1.27cm" svg:height="1.27cm" svg:x="3.54cm" svg:y="2.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54cm" svg:height="0.254cm" svg:x="4.04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1" draw:layer="layout" svg:x1="4.175cm" svg:y1="2.905cm" svg:x2="4.175cm" svg:y2="4.81cm">
          <text:p/>
        </draw:line>
        <draw:g>
          <draw:custom-shape draw:style-name="gr1" draw:text-style-name="P1" draw:layer="layout" svg:width="1.27cm" svg:height="1.27cm" svg:x="16.24cm" svg:y="2.2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6.24cm" svg:y1="3.54cm" svg:x2="17.51cm" svg:y2="2.27cm">
            <text:p/>
          </draw:line>
          <draw:custom-shape draw:style-name="gr2" draw:text-style-name="P1" draw:layer="layout" svg:width="0.254cm" svg:height="0.254cm" svg:x="16.748cm" svg:y="2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16.24cm" svg:y="8.62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6.24cm" svg:y1="9.89cm" svg:x2="17.51cm" svg:y2="8.62cm">
            <text:p/>
          </draw:line>
          <draw:custom-shape draw:style-name="gr2" draw:text-style-name="P1" draw:layer="layout" svg:width="0.254cm" svg:height="0.254cm" svg:x="16.748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12.43cm" svg:y="12.43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2.43cm" svg:y1="13.7cm" svg:x2="13.7cm" svg:y2="12.43cm">
            <text:p/>
          </draw:line>
          <draw:custom-shape draw:style-name="gr2" draw:text-style-name="P1" draw:layer="layout" svg:width="0.254cm" svg:height="0.254cm" svg:x="12.938cm" svg:y="12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12.43cm" svg:y="12.43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2.43cm" svg:y1="13.7cm" svg:x2="13.7cm" svg:y2="12.43cm">
            <text:p/>
          </draw:line>
          <draw:custom-shape draw:style-name="gr2" draw:text-style-name="P1" draw:layer="layout" svg:width="0.254cm" svg:height="0.254cm" svg:x="12.938cm" svg:y="12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20.05cm" svg:y="12.43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20.05cm" svg:y1="13.7cm" svg:x2="21.32cm" svg:y2="12.43cm">
            <text:p/>
          </draw:line>
          <draw:custom-shape draw:style-name="gr2" draw:text-style-name="P1" draw:layer="layout" svg:width="0.254cm" svg:height="0.254cm" svg:x="20.558cm" svg:y="12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27cm" svg:height="1.27cm" svg:x="23.86cm" svg:y="16.24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23.86cm" svg:y1="17.51cm" svg:x2="25.13cm" svg:y2="16.24cm">
            <text:p/>
          </draw:line>
          <draw:custom-shape draw:style-name="gr2" draw:text-style-name="P1" draw:layer="layout" svg:width="0.254cm" svg:height="0.254cm" svg:x="24.368cm" svg:y="16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pace" svg:font-family="Monopace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as Rodrigues</meta:initial-creator>
    <meta:creation-date>2015-05-20T21:42:19.380551850</meta:creation-date>
    <dc:date>2015-05-20T22:02:11.405205635</dc:date>
    <dc:creator>Elias Rodrigues</dc:creator>
    <meta:editing-duration>PT4M39S</meta:editing-duration>
    <meta:editing-cycles>1</meta:editing-cycles>
    <meta:document-statistic meta:object-count="212"/>
    <meta:generator>LibreOffice/4.3.6.2$Linux_x86 LibreOffice_project/d50a87b2e514536ed401c18000dad4660b6a169e</meta:generator>
  </office:meta>
</office:document-meta>
</file>